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custom-shape svg:x="1.45634in" svg:y="0.92753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7509in" svg:y="0.92753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4" draw:name="Textfeld 6" svg:x="1.64294in" svg:y="1.19261in" svg:width="0.4375in" svg:height="0.2861in">
          <draw:text-box>
            <text:p text:style-name="a343" text:class-names="" text:cond-style-name=""><text:span text:style-name="a342" text:class-names="">6.4</text:span></text:p>
          </draw:text-box>
          <svg:title/>
          <svg:desc/>
        </draw:frame>
        <draw:frame draw:id="id66" draw:style-name="a347" draw:name="Textfeld 7" svg:x="2.68647in" svg:y="1.19261in" svg:width="0.5427in" svg:height="0.2861in">
          <draw:text-box>
            <text:p text:style-name="a346" text:class-names="" text:cond-style-name=""><text:span text:style-name="a345" text:class-names="">31.7</text:span></text:p>
          </draw:text-box>
          <svg:title/>
          <svg:desc/>
        </draw:frame>
        <draw:frame draw:id="id67" draw:style-name="a350" draw:name="Textfeld 8" svg:x="2.18357in" svg:y="1.35927in" svg:width="0.45081in" svg:height="0.2861in">
          <draw:text-box>
            <text:p text:style-name="a349" text:class-names="" text:cond-style-name=""><text:span text:style-name="a348" text:class-names="">3.9</text:span></text:p>
          </draw:text-box>
          <svg:title/>
          <svg:desc/>
        </draw:frame>
        <draw:frame draw:id="id68" draw:style-name="a353" draw:name="Textfeld 9" svg:x="1.40149in" svg:y="1.40915in" svg:width="0.86576in" svg:height="0.24368in">
          <draw:text-box>
            <text:p text:style-name="a352" text:class-names="" text:cond-style-name=""><text:span text:style-name="a351" text:class-names="">Exposition***</text:span></text:p>
          </draw:text-box>
          <svg:title/>
          <svg:desc/>
        </draw:frame>
        <draw:frame draw:id="id69" draw:style-name="a356" draw:name="Textfeld 10" svg:x="2.58422in" svg:y="1.37052in" svg:width="0.86576in" svg:height="0.50488in">
          <draw:text-box>
            <text:p text:style-name="a355" text:class-names="" text:cond-style-name=""><text:span text:style-name="a354" text:class-names="">Location x seeding year***</text:span></text:p>
          </draw:text-box>
          <svg:title/>
          <svg:desc/>
        </draw:frame>
        <draw:custom-shape svg:x="3.63714in" svg:y="0.92674in" svg:width="1.1811in" svg:height="1.1811in" draw:id="id70" draw:style-name="a359" draw:name="Ellipse 1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5589in" svg:y="0.92674in" svg:width="1.1811in" svg:height="1.1811in" draw:id="id71" draw:style-name="a362" draw:name="Ellipse 12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2" draw:style-name="a365" draw:name="Textfeld 13" svg:x="3.82374in" svg:y="1.19182in" svg:width="0.4375in" svg:height="0.2861in">
          <draw:text-box>
            <text:p text:style-name="a364" text:class-names="" text:cond-style-name=""><text:span text:style-name="a363" text:class-names="">4.8</text:span></text:p>
          </draw:text-box>
          <svg:title/>
          <svg:desc/>
        </draw:frame>
        <draw:frame draw:id="id73" draw:style-name="a368" draw:name="Textfeld 14" svg:x="4.86727in" svg:y="1.19182in" svg:width="0.5427in" svg:height="0.2861in">
          <draw:text-box>
            <text:p text:style-name="a367" text:class-names="" text:cond-style-name=""><text:span text:style-name="a366" text:class-names="">17.2</text:span></text:p>
          </draw:text-box>
          <svg:title/>
          <svg:desc/>
        </draw:frame>
        <draw:frame draw:id="id74" draw:style-name="a371" draw:name="Textfeld 15" svg:x="4.36437in" svg:y="1.35849in" svg:width="0.45081in" svg:height="0.2861in">
          <draw:text-box>
            <text:p text:style-name="a370" text:class-names="" text:cond-style-name=""><text:span text:style-name="a369" text:class-names="">1.3</text:span></text:p>
          </draw:text-box>
          <svg:title/>
          <svg:desc/>
        </draw:frame>
        <draw:frame draw:id="id75" draw:style-name="a378" draw:name="Textfeld 16" svg:x="3.74923in" svg:y="1.40836in" svg:width="0.70916in" svg:height="0.50488in">
          <draw:text-box>
            <text:p text:style-name="a377" text:class-names="" text:cond-style-name=""><text:span text:style-name="a372" text:class-names="">Side*<text:s text:c="1"/></text:span><text:span text:style-name="a373" text:class-names="">Phos-phorus</text:span><text:span text:style-name="a374" text:class-names="">n</text:span><text:span text:style-name="a375" text:class-names="">.s</text:span><text:span text:style-name="a376" text:class-names="">.</text:span></text:p>
          </draw:text-box>
          <svg:title/>
          <svg:desc/>
        </draw:frame>
        <draw:frame draw:id="id76" draw:style-name="a381" draw:name="Textfeld 17" svg:x="4.76502in" svg:y="1.36973in" svg:width="0.86576in" svg:height="0.50488in">
          <draw:text-box>
            <text:p text:style-name="a380" text:class-names="" text:cond-style-name=""><text:span text:style-name="a379" text:class-names="">Location x seeding year***</text:span></text:p>
          </draw:text-box>
          <svg:title/>
          <svg:desc/>
        </draw:frame>
        <draw:frame draw:id="id77" draw:style-name="a388" draw:name="Textfeld 19" svg:x="3.40522in" svg:y="0.64534in" svg:width="2.39017in" svg:height="0.2861in">
          <draw:text-box>
            <text:p text:style-name="a387" text:class-names="" text:cond-style-name=""><text:span text:style-name="a382" text:class-names="">Abundance gradient<text:s text:c="1"/></text:span><text:span text:style-name="a383" text:class-names="">(</text:span><text:span text:style-name="a384" text:class-names="">β</text:span><text:span text:style-name="a385" text:class-names="">BC GRA</text:span><text:span text:style-name="a386" text:class-names="">)</text:span></text:p>
          </draw:text-box>
          <svg:title/>
          <svg:desc/>
        </draw:frame>
        <draw:frame draw:id="id78" draw:style-name="a395" draw:name="Textfeld 20" svg:x="1.33603in" svg:y="0.64534in" svg:width="2.17438in" svg:height="0.2861in">
          <draw:text-box>
            <text:p text:style-name="a394" text:class-names="" text:cond-style-name=""><text:span text:style-name="a389" text:class-names="">Balanced variation<text:s text:c="1"/></text:span><text:span text:style-name="a390" text:class-names="">(</text:span><text:span text:style-name="a391" text:class-names="">β</text:span><text:span text:style-name="a392" text:class-names="">BC BAL</text:span><text:span text:style-name="a393" text:class-names="">)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.05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.05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.05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.05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.05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.05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.05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.05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.05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.05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.05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.05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05-10T15:55:00Z</dc:date>
    <meta:editing-cycles>5</meta:editing-cycles>
    <meta:editing-duration>PT0S</meta:editing-duration>
    <meta:document-statistic meta:paragraph-count="12" meta:word-count="38"/>
  </office:meta>
</office:document-meta>
</file>